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libri Light" fo:font-size="12pt" style:font-size-asian="12pt" style:font-name-complex="Calibri Light" style:font-size-complex="12pt"/>
    </style:style>
    <style:style style:name="P3" style:family="paragraph" style:parent-style-name="Standard">
      <style:paragraph-properties fo:text-align="justify" style:justify-single-word="false"/>
      <style:text-properties style:font-name="Calibri Light" fo:font-size="12pt" fo:font-weight="bold" style:font-size-asian="12pt" style:font-weight-asian="bold" style:font-name-complex="Calibri Light" style:font-size-complex="12pt"/>
    </style:style>
    <style:style style:name="P4" style:family="paragraph" style:parent-style-name="Standard">
      <style:paragraph-properties fo:margin-top="0.494cm" fo:margin-bottom="0.494cm" style:contextual-spacing="false" fo:line-height="100%" fo:text-align="justify" style:justify-single-word="false"/>
    </style:style>
    <style:style style:name="P5" style:family="paragraph" style:parent-style-name="Standard" style:list-style-name="WW8Num1">
      <style:paragraph-properties fo:margin-top="0cm" fo:margin-bottom="0cm" style:contextual-spacing="false" fo:line-height="100%" fo:text-align="justify" style:justify-single-word="false"/>
      <style:text-properties style:font-name="Calibri Light" fo:font-size="12pt" style:font-name-asian="Times New Roman" style:font-size-asian="12pt" style:language-asian="es" style:country-asian="ES" style:font-name-complex="Calibri Light" style:font-size-complex="12pt"/>
    </style:style>
    <style:style style:name="P6" style:family="paragraph" style:parent-style-name="Standard">
      <style:paragraph-properties fo:margin-top="0cm" fo:margin-bottom="0cm" style: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libri Light" fo:font-size="12pt" fo:font-style="italic" style:font-name-asian="Times New Roman" style:font-size-asian="12pt" style:language-asian="es" style:country-asian="ES" style:font-style-asian="italic" style:font-name-complex="Calibri Light" style:font-size-complex="12pt"/>
    </style:style>
    <style:style style:name="P7" style:family="paragraph" style:parent-style-name="Standard" style:list-style-name="WW8Num1">
      <style:paragraph-properties fo:margin-top="0cm" fo:margin-bottom="0.282cm" style:contextual-spacing="false" fo:line-height="100%" fo:text-align="justify" style:justify-single-word="false"/>
    </style:style>
    <style:style style:name="P8" style:family="paragraph" style:parent-style-name="Standard" style:list-style-name="WW8Num1">
      <style:paragraph-properties fo:margin-top="0cm" fo:margin-bottom="0.282cm" style:contextual-spacing="false" fo:line-height="100%" fo:text-align="justify" style:justify-single-word="false"/>
      <style:text-properties style:font-name="Calibri Light" fo:font-size="12pt" style:font-name-asian="Times New Roman" style:font-size-asian="12pt" style:language-asian="es" style:country-asian="ES" style:font-name-complex="Calibri Light" style:font-size-complex="12pt"/>
    </style:style>
    <style:style style:name="P9" style:family="paragraph" style:parent-style-name="Standard" style:list-style-name="WW8Num1">
      <style:paragraph-properties fo:margin-top="0cm" fo:margin-bottom="0.494cm" style:contextual-spacing="false" fo:line-height="100%" fo:text-align="justify" style:justify-single-word="false"/>
    </style:style>
    <style:style style:name="P10" style:family="paragraph" style:parent-style-name="Standard" style:master-page-name="Standard">
      <style:paragraph-properties fo:text-align="justify" style:justify-single-word="false" style:page-number="auto"/>
    </style:style>
    <style:style style:name="P11" style:family="paragraph" style:parent-style-name="Normal_20__28_Web_29_">
      <style:paragraph-properties fo:text-align="justify" style:justify-single-word="false"/>
    </style:style>
    <style:style style:name="T1" style:family="text">
      <style:text-properties style:font-name="Calibri Light" fo:font-size="12pt" fo:font-weight="bold" style:font-size-asian="12pt" style:font-weight-asian="bold" style:font-name-complex="Calibri Light" style:font-size-complex="12pt"/>
    </style:style>
    <style:style style:name="T2" style:family="text">
      <style:text-properties style:font-name="Calibri Light" fo:font-size="12pt" style:font-size-asian="12pt" style:font-name-complex="Calibri Light" style:font-size-complex="12pt"/>
    </style:style>
    <style:style style:name="T3" style:family="text">
      <style:text-properties style:font-name="Calibri Light" fo:font-size="12pt" style:font-name-asian="Times New Roman" style:font-size-asian="12pt" style:language-asian="es" style:country-asian="ES" style:font-name-complex="Calibri Light" style:font-size-complex="12pt"/>
    </style:style>
    <style:style style:name="T4" style:family="text">
      <style:text-properties style:font-name="Calibri Light" fo:font-size="12pt" fo:font-style="italic" style:font-name-asian="Times New Roman" style:font-size-asian="12pt" style:language-asian="es" style:country-asian="ES" style:font-style-asian="italic" style:font-name-complex="Calibri Light" style:font-size-complex="12pt" style:font-style-complex="italic"/>
    </style:style>
    <style:style style:name="T5" style:family="text">
      <style:text-properties style:font-name="Calibri Light" style:font-name-complex="Calibri Ligh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Qué es Bcrypt?</text:span></text:p>
      <text:p text:style-name="P2">Niels Provos y David Maxieres diseñaron Bcrypt, una función de hashing de contraseñas basado en el tipo de cifrado Blowfish. Es empleado en algunas distribuciones de Linux por defecto. </text:p>
      <text:p text:style-name="P1"><text:span text:style-name="T2">Cuando se genera un hash asociado a la contraseña por lo general los algoritmos comunes (md5, sha-1,…) incorporan un valor de salt, este fragmento se emplea para generar dicho hash, de esta forma se consigue que dos contraseñas iguales que generarían el mismo hash no lo hagan, algo muy importante para luchar contra ataques de fuerza bruta, así como para dificultar los ataques de Rainbow table.</text:span></text:p>
      <text:p text:style-name="P1"><text:span text:style-name="T2">Los ataque de Rainbow table son efectivos cuando las contraseñas son hasheadas de la misma manera, de esta forma para dos contraseñas iguales el hash sería el mismo. Así es como surge el salt, añadir un hash a cada contraseña nos devuelve dos hashes distintos para la misma contraseña. Es importante evitar la reutilización de salt. Sin embargo no es suficiente el uso de salt para el almacenamiento de contraseñas debido a que salt pasa a ser inútil para ataques de fuerza bruta o de diccionario.</text:span></text:p>
      <text:p text:style-name="P3">Ventajas de Bcrypt</text:p>
      <text:p text:style-name="P1"><text:span text:style-name="T2">En este punto es donde entra Bcrypt, para solucionar el problema en el que nos hallamos debemos hablar del número de iteraciones. Esto mejora a los hashes comunes gracias a su lentitud. ¿Qué quiere decir esto? Empleando una variante de cifrado Blowfish se introduce un factor de trabajo que permite controlar el coste de la función hash. Mediante este factor Bcrypt se actualiza de acuerdo a la ley de Moore con la evolución de la tecnología.</text:span></text:p>
      <text:p text:style-name="P1"><text:span text:style-name="T2">Para verlo más concretamente podemos ver la tabla de comparación siguiente, y recalcar que aunque las contraseñas no requieran de una protección tan elevada, gracias al factor de trabajo la optimización de bcrypt se consigue con un buen equilibrio entre velocidad y seguridad.</text:span><text:span text:style-name="notranslate"><text:span text:style-name="T3"> El sacrificio de un poco de rendimiento se traduce en un aumento de la seguridad.</text:span></text:span><text:span text:style-name="T2"> </text:span></text:p>
      <text:p text:style-name="P1"><text:span text:style-name="T2">Esta tabla muestra una prueba de la fuerza de bcrypt, que ha sido lanzado en un clúster de 25 GPU para la rotura de contraseñas en hash, han resultado los siguientes datos:</text:span></text:p>
      <text:list xml:id="list9109985624137597562" text:style-name="WW8Num1">
        <text:list-item>
          <text:p text:style-name="P5">md5($password) </text:p>
          <text:list>
            <text:list-item>
              <text:p text:style-name="P7"><text:span text:style-name="T3">180 billones resultados/s</text:span></text:p>
            </text:list-item>
            <text:list-item>
              <text:p text:style-name="P7"><text:span text:style-name="T3">9.4 Horas</text:span></text:p>
            </text:list-item>
          </text:list>
        </text:list-item>
        <text:list-item>
          <text:p text:style-name="P8">sha1($password) </text:p>
          <text:list>
            <text:list-item>
              <text:p text:style-name="P7"><text:span text:style-name="T3">61 billones resultados/s</text:span></text:p>
            </text:list-item>
            <text:list-item>
              <text:p text:style-name="P7"><text:soft-page-break/><text:span text:style-name="T3">27 Horas</text:span></text:p>
            </text:list-item>
          </text:list>
        </text:list-item>
        <text:list-item>
          <text:p text:style-name="P8">md5crypt </text:p>
          <text:list>
            <text:list-item>
              <text:p text:style-name="P7"><text:span text:style-name="T3">77 millones resultados/s</text:span></text:p>
            </text:list-item>
            <text:list-item>
              <text:p text:style-name="P7"><text:span text:style-name="T3">2.5 Años</text:span></text:p>
            </text:list-item>
          </text:list>
        </text:list-item>
        <text:list-item>
          <text:p text:style-name="P7"><text:span text:style-name="T3">bcrypt con un factor de 5 </text:span></text:p>
          <text:list>
            <text:list-item>
              <text:p text:style-name="P7"><text:span text:style-name="T3">71 mil resultados/s</text:span></text:p>
            </text:list-item>
            <text:list-item>
              <text:p text:style-name="P9"><text:span text:style-name="T3">2700 Años</text:span></text:p>
            </text:list-item>
          </text:list>
        </text:list-item>
      </text:list>
      <text:p text:style-name="P4"><text:span text:style-name="T4">Note:</text:span><text:span text:style-name="T3"> las contraseñas son de 8 caracteres usando el siguiente alfabeto posible:</text:span></text:p>
      <text:p text:style-name="P6">a-zA-Z0-9~`!@#$%^&amp;*()_+-={}|[]\:";'&lt;&gt;,.?/</text:p>
      <text:p text:style-name="P2"/>
      <text:p text:style-name="P3">Funcionamiento</text:p>
      <text:p text:style-name="P1"><text:span text:style-name="T2">La librería bcrypt nos permite crear el hash de una contraseña mediante saltRounds, este valor nos da control sobre el factor de coste de procesado de datos. A mayor valor de SaltRound mayor coste de cálculo del hash asociado a una contraseña. <text:s/>Por defecto este valor viene situado en 10. </text:span></text:p>
      <text:p text:style-name="P11"><text:span text:style-name="T5">En el caso del registro de usuario se envía la contraseña y el valor del parámetro SaltRounds a la librería para que la cifre, esta nos devuelve el hash asociado a la contraseña en el usuario de la base de datos. Cuando el usuario quiere entrar la contraseña introducida se cifra, para ello se busca el salt asociado al usuario de la base de datos. Una vez cifrada con el salt se comparan los hashes. La librería nos devuelve un booleano que indica si las contraseñas coinciden o no, con lo cual podemos dejar entrar el usuario o devolver un error.</text:span></text:p>
      <text:p text:style-name="P3">Cifrado Blowfish</text:p>
      <text:p text:style-name="P2">Bruce Schneier en 1993 diseña un codificador de bloques simétricos de 64 bits, con claves de hasta 448 bits, es empleado en un abundante número de productos de cifrado. No tiene técnicas de criptoanálisis que hayan resultado efectivas contra este algoritmo. Su licencia es totalmente libre.</text:p>
      <text:p text:style-name="P3">Enlaces </text:p>
      <text:p text:style-name="P2">https://solidgeargroup.com/password-nodejs-mongodb-bcrypt?lang=es</text:p>
      <text:p text:style-name="P2">https://stackoverflow.com/questions/16042128/is-this-a-good-hashing-password-function-in-php-if-not-why-not/16044003#16044003</text:p>
      <text:p text:style-name="P2">https://codahale.com/how-to-safely-store-a-password/</text:p>
      <text:p text:style-name="P2"><text:soft-page-break/>http://www.michael-pratt.com/blog/8/Seguridad-en-el-almacenamiento-de-PasswordsContrasenas/</text:p>
      <text:p text:style-name="P2">https://www.npmjs.com/package/bcryp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TML_20_con_20_formato_20_previo" style:display-name="HTML con formato previo"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WW8Num1z0" style:family="text">
      <style:text-properties style:font-name="Symbol" fo:font-family="Symbol" style:font-family-generic="roman" style:font-pitch="variable" fo:font-size="10pt" style:font-name-asian="Times New Roman" style:font-family-asian="'Times New Roman'" style:font-family-generic-asian="roman" style:font-pitch-asian="variable" style:font-size-asian="10pt" style:language-asian="es" style:country-asian="ES" style:font-name-complex="Symbol" style:font-family-complex="Symbol" style:font-family-generic-complex="roman" style:font-pitch-complex="variable" style:font-size-complex="12pt"/>
    </style:style>
    <style:style style:name="WW8Num1z1"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size-complex="12pt"/>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notranslate" style:family="text"/>
    <style:style style:name="Código_20_HTML" style:display-name="Código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HTML_20_con_20_formato_20_previo_20_Car" style:display-name="HTML con formato previo Car"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pln" style:family="text"/>
    <style:style style:name="pun" style:family="text"/>
    <style:style style:name="lit" style:family="text"/>
    <style:style style:name="str" style:family="text"/>
    <style:style style:name="Título_20_3_20_Car" style:display-name="Título 3 Car" style:family="tex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dtop L</meta:initial-creator>
    <meta:creation-date>2018-01-25T21:27:00</meta:creation-date>
    <dc:creator>Ladtop L</dc:creator>
    <dc:date>2018-01-26T22:39:00</dc:date>
    <meta:editing-cycles>3</meta:editing-cycles>
    <meta:editing-duration>P1DT1H12M</meta:editing-duration>
    <meta:document-statistic meta:table-count="0" meta:image-count="0" meta:object-count="0" meta:page-count="3" meta:paragraph-count="33" meta:word-count="613" meta:character-count="3942" meta:non-whitespace-character-count="3365"/>
    <meta:generator>LibreOffice/4.2.8.2$Linux_X86_64 LibreOffice_project/420m0$Build-2</meta:generator>
  </office:meta>
</office:document-meta>
</file>